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uł GUI – dokumentacja</text:p>
      <text:p text:style-name="P5">Jeśli nie napisano czy jakaś funkcja coś zwraca to nic nie zwraca.</text:p>
      <text:p text:style-name="P5">Jeśli coś nie ma za sobą nawiasów to nie jest metodą, tylko polem.</text:p>
      <text:p text:style-name="P5">Przedstawiono głównie atrybuty <text:s/>odpowiadające za logikę i sposób <text:s/>działania, natywne elementy GUI będą pomijane.</text:p>
      <text:p text:style-name="P3"/>
      <text:p text:style-name="P2">Klasa MainWindow</text:p>
      <text:p text:style-name="P5">Jest to klasa w której tworzymy i uruchamiamy okno aplikacje oraz <text:s/>ładujemy elementy GUI z modułu mainGui.</text:p>
      <text:p text:style-name="P5"/>
      <text:p text:style-name="P7">Konstruktor:</text:p>
      <text:p text:style-name="P5">__init__(self,parent=None):</text:p>
      <text:p text:style-name="P5">obiekt klasy MainWindow dziedziczy po klasie Qwidget</text:p>
      <text:p text:style-name="P5"/>
      <text:p text:style-name="P7">Pola i metody:</text:p>
      <text:p text:style-name="P5">gui – kontener , obiekt klas mainGui.GuiMainWindow zawierający wszystkie obiekty GUI </text:p>
      <text:p text:style-name="P5"/>
      <text:p text:style-name="P5">closeEvent(event) – metoda wywoływana w odpowiedzi na sygnał zamknięcia głównego okna aplikacji, W metodzie zapisywana są obecnie otwarte zakładki z wykresami i zapisywane do pliku o nazwie tabHistory.wsf oraz zapisywane są również obecne ustawienia z zakładki Settings do pliku settingsList.wsf. Zapisywane są również pobrane podczas bieżącej sesji obiekty finansowe do pliku save.wsf</text:p>
      <text:p text:style-name="P5"/>
      <text:p text:style-name="P5">keyPressEvent (self, QkeyEvent) – przeciążenie metody klasy Qwidget. Obsługa <text:s/>trybu FullScreen na zdarzenie naciśnięcia F11- przełączanie się z trybu <text:s/>i ESC – wyjście z trybu pełnoekranowego.</text:p>
      <text:p text:style-name="P5"/>
      <text:p text:style-name="P5"/>
      <text:p text:style-name="P2">Klasa GuiMainWindow</text:p>
      <text:p text:style-name="P6">Jest to klasa odpowiedzialna za stworzenie wszystkich elementów GUI i częściową komunikację z pozostałymi modułami, załadowywanie i inicjalizację modelu danych dla obiektów finansowych</text:p>
      <text:p text:style-name="P6"/>
      <text:p text:style-name="P8"><text:span text:style-name="T1">Pola i metody:</text:span></text:p>
      <text:p text:style-name="P6"/>
      <text:p text:style-name="P6">indexModel,stockModel, forexModel, resourceModel,bondModel, futuresModel– modele przechowywania danych dla indeksów giełdowych <text:s/>klasy mainGui.ListModel</text:p>
      <text:p text:style-name="P6"/>
      <text:p text:style-name="P6">home – obiekt klasy home.Home, przechowujący stronę startową</text:p>
      <text:p text:style-name="P6"/>
      <text:p text:style-name="P6">tabA - <text:tab/>zakładka odpowiadająca za wyszukiwanie obiektów finansowych </text:p>
      <text:p text:style-name="P6"/>
      <text:p text:style-name="P6">settingsTab – zakładka zawierająca i umożliwiająca konfigurację własnych ustawień dotyczących wyświetlania formacji wykrytych przez moduł analizy technicznej formacji</text:p>
      <text:p text:style-name="P6"/>
      <text:p text:style-name="P6">compare() - metoda tworzy wykres w trybie porównania kilku obiektów na jednym wykresie. Metoda jest uruchamiana gdy w oknie Search jest włączony tryb Enable compare,oraz wpisane są co najmniej <text:s/>dwa symbole instrumentów finansowych. Następnie funkcja wyszukuje odpowiednich modeli i wywołuje metodę newCompareTab</text:p>
      <text:p text:style-name="P6"/>
      <text:p text:style-name="P6">newCompareTab(qModelInex,nameTab,listName) – funkcja na podstawie listy obiektów finansowych przekazanych w qModelIndex tworzy nową zakładkę klasy TabA w trybie porównywania wykresów.(przekazanie listy modeli obiektów finansowych)</text:p>
      <text:p text:style-name="P6"><text:soft-page-break/></text:p>
      <text:p text:style-name="P6"/>
      <text:p text:style-name="P6">newIndexTab(), newStockTab(), newForexTab, newBondTab,newResourceTab, newFuturesTab() -</text:p>
      <text:p text:style-name="P6">argumenty: </text:p>
      <text:p text:style-name="P6"><text:tab/>qModelIndex – model obiektu finansowego </text:p>
      <text:p text:style-name="P6"><text:tab/>nameTab – symbol obiektu finansowego</text:p>
      <text:p text:style-name="P6"><text:tab/>settings –lista zawierająca <text:s/>aktualne opcje wyświetlania wykresu</text:p>
      <text:p text:style-name="P6"><text:tab/>tabType – jeden z typów (index ,stock , forex, bond,, resource, furures)</text:p>
      <text:p text:style-name="P6">Metoda tworzy odpowiedni obiekt klasy TabA w trybie wyświetlania wykresu dla konkretnego obiektu finansowego</text:p>
      <text:p text:style-name="P6"/>
      <text:p text:style-name="P6">settings() - funkcja pobiera aktualnie zaznaczone opcje z tabA( początek i koniec okresu wyświetlania wykresu listę zaznaczonych wskaźników, listę zaznaczonych oscylatorów , typy wyświetlania wykresu, typ wyświetlania skali, włączona opcja możliwości rysowania linii na wykresie , ukrycie Wolumenu. Funkcja zwraca słownik z ustawieniami</text:p>
      <text:p text:style-name="P6"/>
      <text:p text:style-name="P6">closeTab(i) – funkcja wyłącza zakładkę o indeksie i . Zakładek Home , Search , Settings nie da się wyłączyć</text:p>
      <text:p text:style-name="P6"/>
      <text:p text:style-name="P6">findIndexModel(name) – funkcja szuka numeru indeksu modelu obiektu finansowego o nazwie name <text:s/>i jego typu zwraca krotkę (typ, numer )</text:p>
      <text:p text:style-name="P6"/>
      <text:p text:style-name="P6"/>
      <text:p text:style-name="P6">tabHome(name) - metoda <text:s/>szuka i wyświetla zakładkę z wykresem z symbolem name. Jest wywoływana na zdarzenie naciśnięcia <text:s/>na symbol obiektu w zakładce Home</text:p>
      <text:p text:style-name="P6"/>
      <text:p text:style-name="P6">bigFiltre(text) – metoda filtruje modele danych dla wyrażenia regularnego text i wyświetla tylko dopasowane wzorce, Uruchamiana w odpowiedzi na wpisanie tekstu do pola tekstowego nad listami instrumentów finansowych.</text:p>
      <text:p text:style-name="P6"/>
      <text:p text:style-name="P6">nasdaqFiltre(),nyseFiltre(),wigFiltre(),amexFiltre(),wig20Filtre(),allFiltre() - funkcje pomocnicze do bigFiltre, edytują odpowiednio wyrażenie regularne</text:p>
      <text:p text:style-name="P6"/>
      <text:p text:style-name="P6">ourWebsiteTab() - metoda uruchamiająca zakładkę z możliwością przeglądania strony projektu</text:p>
      <text:p text:style-name="P6"/>
      <text:p text:style-name="P6">class ListModel</text:p>
      <text:p text:style-name="P6">- klasa definiująca modele przechowywania listy dla poszczególnych instrumentów finansowych</text:p>
      <text:p text:style-name="P6"/>
      <text:p text:style-name="P2">Klasa TabA</text:p>
      <text:p text:style-name="P5">-Obiekt klasy widget odpowiedzialny za wyświetlanie zakładki do wyszukiwania obiektów finansowych oraz ustawiania podstawowych opcji wyświetlania wykresu. W przypadku przekazania do konstruktora modelu obiektu finansowego widget jest w trybie wyswietlania wykresu, jeżeli przekazana jest lista modelów , wtedy wyświetlamy porównywanie kilku obiektów na jednym wykresie</text:p>
      <text:p text:style-name="P5"/>
      <text:p text:style-name="P7">Konstruktor:</text:p>
      <text:p text:style-name="P5">__init__(finObjType = None,indexModel=None,stockModel=None,forexModel=None,bondModel= None, resourceModel = None,futuresModel = None, qModelIndex = None,settings = None,listName=None,showLists = True):</text:p>
      <text:p text:style-name="P5">finObjType – typ obiektu finansowego</text:p>
      <text:p text:style-name="P5">qModelIndex – obiekt finansowy, w przypadku trybu porównania wykresów lista obiektów finansowych</text:p>
      <text:p text:style-name="P5"><text:soft-page-break/>settings – ustawienia opcji wykresu</text:p>
      <text:p text:style-name="P5">listName, showList – tryb wyświetlania listy jeśli showList = false wyświetlamy TabA w trybie wyszukiwania obiektów finansowych w przeciwnym przypadku jako zakładkę wyświetlającą wykres</text:p>
      <text:p text:style-name="P7"/>
      <text:p text:style-name="P7">Pola i metody:</text:p>
      <text:p text:style-name="P5">initUi() - załadowanie elementów GUI</text:p>
      <text:p text:style-name="P5"/>
      <text:p text:style-name="P5">clearDrawnFormations() - czyszczenie na wykresie narysowanych linii</text:p>
      <text:p text:style-name="P5"/>
      <text:p text:style-name="P5">newAnalyzeTab() - otworzenie obiektu Strateqy z modułu analizy technicznej i otworzenie nowej zakładki z wynikiem analizy.</text:p>
      <text:p text:style-name="P5"/>
      <text:p text:style-name="P5">ShowChartPatterns() - metoda pobiera wartości ustawione w zakładce Settings i ustawia w nowo utworzonych obiektach <text:s/>Strategy i FormationDrawer z modułu analizy technicznej oraz rysuje wybrane i znalezione formacje.</text:p>
      <text:p text:style-name="P5"/>
      <text:p text:style-name="P5">updateScale(), updateChartType(), updateStep(), updateDate(),updateOscilator(), updateHideVolumen(), updateEnablePainting(), compareChanged(), smaChanged(), <text:s/>emaChanged(), wmaChanged(), bollingerChanged(), updateIndicator(), updateDrawTrend(), -metody do odświeżania i odrysowywania wykresu</text:p>
      <text:p text:style-name="P5"/>
      <text:p text:style-name="P5">checkDate() - metoda sprawdzająca poprawność wpisania dat okresu wyświetlania wykresu w polach daty. Sprawdzenie czy data początkowa nie jest &gt; niż data końcowa</text:p>
      <text:p text:style-name="P5"/>
      <text:p text:style-name="P5"><text:s/>addSymbolToCompareLine() - <text:s/>w trybie porównania wykresów dodanie do linii porównania klikniętego symbolu obiektu finansowego na liście</text:p>
      <text:p text:style-name="P5"/>
      <text:p text:style-name="P5">paint2Chart() - główna metoda rysująca wykres z odpowiednimi parametrami <text:s/>w trybie pojedynczego instrumentu finansowego</text:p>
      <text:p text:style-name="P5"/>
      <text:p text:style-name="P5">paintCompareChart() <text:s/>- <text:s/>główna metoda rysująca wykres z odpowiednimi parametrami <text:s/>w trybie listy instrumentów finansowych</text:p>
      <text:p text:style-name="P5"/>
      <text:p text:style-name="P5">setOption() - metoda ustawia opcje w menu pod wykresem z jakim został wywołany w zakładace Search</text:p>
      <text:p text:style-name="P5"/>
      <text:p text:style-name="P5">getSettings() - funkcja pobiera aktualnie zaznaczone opcje z Search</text:p>
      <text:p text:style-name="P5"/>
      <text:p text:style-name="P5">showChartsWithAllIndicators() - tworzymy nowe okno Popup klasy MyPopup i wyświetlamy wykresy obok siebie z wybranymi wskaźnikami artykułu </text:p>
      <text:p text:style-name="P5"/>
      <text:p text:style-name="P2">Klasa RSSReader</text:p>
      <text:p text:style-name="P5">Klasa odpowiedzialna za parsowanie dokumentu html i stworzenie struktury artykułu RSS zawierający tytuł datę powstania , opis i hiperłącze</text:p>
      <text:p text:style-name="P5"/>
      <text:p text:style-name="P7">Konstruktor </text:p>
      <text:p text:style-name="P5">__init__(self,RSSUrl) – klasa wczytuje i parsuje adres RSSUrl do xml.</text:p>
      <text:p text:style-name="P5"/>
      <text:p text:style-name="P7">Metody i pola:</text:p>
      <text:p text:style-name="P5"/>
      <text:p text:style-name="P5">getXMLDocument(self,RSSUrl) – funkcja czyta adres url i zwraca dokument xml</text:p>
      <text:p text:style-name="P5"><text:soft-page-break/></text:p>
      <text:p text:style-name="P5">getItemText(xmlNode) – funkcja pobiera wszystkie wartości tekstowe z przekazanego węzła xml</text:p>
      <text:p text:style-name="P5"/>
      <text:p text:style-name="P5">getChildText(xmlNode, childName) – funkcja wczytuje i zwraca synów <text:s/>węzła xmlNode</text:p>
      <text:p text:style-name="P5"/>
      <text:p text:style-name="P5">createRSSItem(itemNode) - <text:s/>tworzy i zwraca obietk RSSItem </text:p>
      <text:p text:style-name="P5"/>
      <text:p text:style-name="P5">getItems(self) – generowanie i pobieranie atrybutów obiektu rss.</text:p>
      <text:p text:style-name="P5"/>
      <text:p text:style-name="P2">Klasa RSSWidget</text:p>
      <text:p text:style-name="P5">Widget odpoweidzilany za wyświetlanie i możliwość dodawania kanałów RSS</text:p>
      <text:p text:style-name="P5"/>
      <text:p text:style-name="P7">Konstuktor:</text:p>
      <text:p text:style-name="P5">__init__(parent=None) – obiekt dziedziczy po klasie QWidget</text:p>
      <text:p text:style-name="P5">konstruktor wczytuje adresy url z pliku rss.txt i tworzy obiekty klasy RSSReader</text:p>
      <text:p text:style-name="P5"/>
      <text:p text:style-name="P7">Pola i metody:</text:p>
      <text:p text:style-name="P5"/>
      <text:p text:style-name="P5">rssSite – list obiektów klasy RSSSite</text:p>
      <text:p text:style-name="P5"/>
      <text:p text:style-name="P5">descriptionList – aktualnie wyświetlana lista artykułów</text:p>
      <text:p text:style-name="P5"/>
      <text:p text:style-name="P5">initUi() - inicjalizacja elementów GUI</text:p>
      <text:p text:style-name="P5"/>
      <text:p text:style-name="P5">addRSS() - metoda dodająca nowe adresy do listy rss i pobierająca dane</text:p>
      <text:p text:style-name="P5"/>
      <text:p text:style-name="P5">removeRSS() - metoda usuwająca zaznaczony rss z listy</text:p>
      <text:p text:style-name="P5"/>
      <text:p text:style-name="P5">showRSS() - wyświetlanie wszystkich dostępnych obiektów RSSSite</text:p>
      <text:p text:style-name="P5"/>
      <text:p text:style-name="P5">showItems() - funkcja wyświetlająca dostępne artykuły z wybranego obiektu RSSSite</text:p>
      <text:p text:style-name="P5"/>
      <text:p text:style-name="P5">showDescription() - funkcja pokazująca opis wybranego artykułu</text:p>
      <text:p text:style-name="P5"/>
      <text:p text:style-name="P5"/>
      <text:p text:style-name="P2">Klasa RSSSite </text:p>
      <text:p text:style-name="P6">Klasa pomost pomiędzy klasą RRSReader a RSSWidget</text:p>
      <text:p text:style-name="P4"/>
      <text:p text:style-name="P7">Pola i metody:</text:p>
      <text:p text:style-name="P6"/>
      <text:p text:style-name="P6">rssReader – obiekt klasy RSSReader</text:p>
      <text:p text:style-name="P6"/>
      <text:p text:style-name="P6">Name – nazwa obiektu</text:p>
      <text:p text:style-name="P6"/>
      <text:p text:style-name="P6"/>
      <text:p text:style-name="P1">Klasa Analyze </text:p>
      <text:p text:style-name="P6">Klasa wyświetlająca w przeglądarce tekstowej wynik analizy obiektu finanowego</text:p>
      <text:p text:style-name="P6">Klasa dziedziczy po Qwidget</text:p>
      <text:p text:style-name="P6"/>
      <text:p text:style-name="P7">Pola i metody:</text:p>
      <text:p text:style-name="P6">textBrowser -obiekt wyświetlający wynik analizy technicznej</text:p>
      <text:p text:style-name="P6"><text:soft-page-break/></text:p>
      <text:p text:style-name="P6"/>
      <text:p text:style-name="P1">Klasa Settings</text:p>
      <text:p text:style-name="P5">Ramka odpowiedzialna za dostarczenie interfesju do wyboru sposobu wyświetlania formacji wykrytych przez moduł analizy technicznej. Włacznie / wyłącznie danej formacji, wskaźnika etc. wybór koloru , sytlu lini , grubości lini. Klasa zapewnia metody do pobierania aktualnych ustawień.</text:p>
      <text:p text:style-name="P5"/>
      <text:p text:style-name="P7">Konstruktor:</text:p>
      <text:p text:style-name="P5">__init__(settingsList = []) Klasa dziedziczy po klasie QFrame , argument settingsList zawiera listę <text:s/>zmienionych ustawienia przez użytkownika pusta lista powoduje załadowanie domyślnych wartośći</text:p>
      <text:p text:style-name="P5"/>
      <text:p text:style-name="P7">Pola i metody:</text:p>
      <text:p text:style-name="P5"/>
      <text:p text:style-name="P5">getVal() - pobieramy aktulane ustawinia i zwracamy w postaci list list</text:p>
      <text:p text:style-name="P5"/>
      <text:p text:style-name="P5">loadVal(self,lis = []): załadowywanie zapisanych ustawień w lis lub wartości domyślnych jeśli lis = []</text:p>
      <text:p text:style-name="P5"/>
      <text:p text:style-name="P5">initUi(self) -inicjalizacja interfejsu</text:p>
      <text:p text:style-name="P5"/>
      <text:p text:style-name="P5">class ColorComboBox – klasa dziedzicząca po klasie QcomboBox dostraczająca element Gui pozwalający na wybór koloru z rozsuwanej listy</text:p>
      <text:p text:style-name="P5"/>
      <text:p text:style-name="P5">class LineStyleComboBox – klasa dziedzicząca po klasie QcomboBox dostraczająca element Gui pozwalający na wybór stylu linii </text:p>
      <text:p text:style-name="P5"/>
      <text:p text:style-name="P1">Klasa Home</text:p>
      <text:p text:style-name="P5">Klasa dostarczająca zakładki wyświetlającej najbardziej popularne i najbardziej aktywne instrumenty finansowe największe spadki i wzrosty. Ponadto wyświetlany jest Widget RSS umożliwiający dodawanie <text:s/>wyświetlanie kanałów rss.</text:p>
      <text:p text:style-name="P5"/>
      <text:p text:style-name="P7">Konstruktor:</text:p>
      <text:p text:style-name="P5">__init__(self,topList = None,mostList = None,gainerList = None, loserList = None, finObjList = None) – klasa dziedzicząca po QWidget , argumentami funkcji są listy zawierające wartości najbardziej popularnych obiektów finansowych, </text:p>
      <text:p text:style-name="P5"/>
      <text:p text:style-name="P7">Pola i metody:</text:p>
      <text:p text:style-name="P5">topList, mostList, <text:s/>loserList, gainerList, finObjList – wartości wyświetlanych obiektów finansowych</text:p>
      <text:p text:style-name="P5"/>
      <text:p text:style-name="P5">initUi() - inicjalizacja GUI</text:p>
      <text:p text:style-name="P5"/>
      <text:p text:style-name="P5">addTopObject(objList,k) – funkcja tworzy kolejne ramki i <text:s/>dodaje u góry zakładki wraz z wykresami dla podanych wartości dla obiektu finansowego w objList , k – kolejny indeks</text:p>
      <text:p text:style-name="P5"/>
      <text:p text:style-name="P5">addTable(objList2) - funkcja tworzy kolejne tabeli i <text:s/>dodaje u lewej strony zakładki <text:s/>dla podanych wartości dla obiektu finansowego w objList2 </text:p>
      <text:p text:style-name="P5"/>
      <text:p text:style-name="P5">updateTopList() - metoda do uaktualniania górnych ramek z aktualnie pobranych danych </text:p>
      <text:p text:style-name="P5"/>
      <text:p text:style-name="P5">updateTable() - metoda do uaktualniania wartości tabelek aktualnie pobranymi danymi</text:p>
      <text:p text:style-name="P5"/>
      <text:p text:style-name="P5"><text:soft-page-break/>updateHome() - funkcja wywołująca metody updateTable i updateTopList</text:p>
      <text:p text:style-name="P5"/>
      <text:p text:style-name="P5">startUpdating() - funkcja startująca wątek odpowiedzialny za uaktualnianie wartości w ramkach i tabelach</text:p>
      <text:p text:style-name="P5"/>
      <text:p text:style-name="P5">tableClicked() - kliknięcie na nazwę symbolu w tabelce powoduje włączenie wykresu wybranego obiektu finansowego</text:p>
      <text:p text:style-name="P5">class UpdateThread klasa dziedzicząca po QThread odpowiedzialna za uruchomienie wątku uaktualniającego dane w tabelkach i górnych ramkach</text:p>
      <text:p text:style-name="P5"/>
      <text:p text:style-name="P5">class <text:s/>MyFrame – klasa dziedzicząca po QFrame , dostarczająca ramki niezbędnej do wyświetlania górnych obiektów finansowych w zakładce Home, oraz definiująca przechwycenie zdarzenia kliknięcia myszką na daną ramkę i wysłania sygnału który będzie przechwycony przez metode <text:s/>tabHome() w klasie GuiMainWindow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wid Koper</meta:initial-creator>
    <meta:creation-date>2012-05-20T17:50:27</meta:creation-date>
    <dc:date>2012-05-20T20:34:58</dc:date>
    <dc:creator>Dawid Koper</dc:creator>
    <meta:editing-duration>PT2H28M50S</meta:editing-duration>
    <meta:editing-cycles>14</meta:editing-cycles>
    <meta:generator>LibreOffice/3.5$Linux_x86 LibreOffice_project/350m1$Build-2</meta:generator>
    <meta:document-statistic meta:table-count="0" meta:image-count="0" meta:object-count="0" meta:page-count="6" meta:paragraph-count="119" meta:word-count="1399" meta:character-count="11061" meta:non-whitespace-character-count="9732"/>
  </office:meta>
</office:document-meta>
</file>